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byssinica SIL" svg:font-family="'Abyssinica SI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Landscape">
      <style:table-properties style:width="25.698cm" style:page-number="auto" fo:break-before="page" table:align="margins" fo:background-color="transparent" fo:keep-with-next="auto" style:may-break-between-rows="true" style:writing-mode="page">
        <style:background-image/>
      </style:table-properties>
    </style:style>
    <style:style style:name="Table2.A" style:family="table-column">
      <style:table-column-properties style:column-width="3.514cm" style:rel-column-width="8960*"/>
    </style:style>
    <style:style style:name="Table2.B" style:family="table-column">
      <style:table-column-properties style:column-width="2.859cm" style:rel-column-width="7291*"/>
    </style:style>
    <style:style style:name="Table2.C" style:family="table-column">
      <style:table-column-properties style:column-width="3.336cm" style:rel-column-width="8506*"/>
    </style:style>
    <style:style style:name="Table2.D" style:family="table-column">
      <style:table-column-properties style:column-width="15.99cm" style:rel-column-width="4077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D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7.013cm" fo:margin-left="0cm" table:align="left"/>
    </style:style>
    <style:style style:name="Table3.A" style:family="table-column">
      <style:table-column-properties style:column-width="4.445cm"/>
    </style:style>
    <style:style style:name="Table3.B" style:family="table-column">
      <style:table-column-properties style:column-width="11.06cm"/>
    </style:style>
    <style:style style:name="Table3.C" style:family="table-column">
      <style:table-column-properties style:column-width="1.5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815cm"/>
    </style:style>
    <style:style style:name="Table1.B" style:family="table-column">
      <style:table-column-properties style:column-width="3.44cm"/>
    </style:style>
    <style:style style:name="Table1.C" style:family="table-column">
      <style:table-column-properties style:column-width="8.75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officeooo:paragraph-rsid="002269ed"/>
    </style:style>
    <style:style style:name="P3" style:family="paragraph" style:parent-style-name="Standard">
      <style:text-properties style:font-name="Arial" officeooo:paragraph-rsid="003cfd3f"/>
    </style:style>
    <style:style style:name="P4" style:family="paragraph" style:parent-style-name="Standard">
      <style:text-properties style:font-name="Arial" officeooo:paragraph-rsid="003d5642"/>
    </style:style>
    <style:style style:name="P5" style:family="paragraph" style:parent-style-name="Standard">
      <style:text-properties style:font-name="Arial" officeooo:paragraph-rsid="003e61ec"/>
    </style:style>
    <style:style style:name="P6" style:family="paragraph" style:parent-style-name="Standard">
      <style:text-properties style:font-name="Arial" officeooo:paragraph-rsid="003ef17f"/>
    </style:style>
    <style:style style:name="P7" style:family="paragraph" style:parent-style-name="Standard">
      <style:text-properties style:font-name="Arial" officeooo:paragraph-rsid="00406e36"/>
    </style:style>
    <style:style style:name="P8" style:family="paragraph" style:parent-style-name="Table_20_Contents">
      <style:text-properties style:font-name="Arial"/>
    </style:style>
    <style:style style:name="P9" style:family="paragraph" style:parent-style-name="Table_20_Contents">
      <style:text-properties style:font-name="Arial" fo:language="zxx" fo:country="none" style:language-asian="zxx" style:country-asian="none" style:language-complex="zxx" style:country-complex="none"/>
    </style:style>
    <style:style style:name="P10" style:family="paragraph" style:parent-style-name="Table_20_Contents">
      <style:text-properties style:font-name="Arial" fo:language="zxx" fo:country="none" officeooo:rsid="001c7260" officeooo:paragraph-rsid="001c7260" style:font-name-asian="Andale Sans UI" style:language-asian="zxx" style:country-asian="none" style:font-name-complex="Tahoma" style:language-complex="zxx" style:country-complex="none"/>
    </style:style>
    <style:style style:name="P11" style:family="paragraph" style:parent-style-name="Table_20_Contents">
      <style:text-properties style:font-name="Arial" officeooo:paragraph-rsid="001c7260" style:font-name-asian="Andale Sans UI" style:font-name-complex="Tahoma"/>
    </style:style>
    <style:style style:name="P12" style:family="paragraph" style:parent-style-name="Table_20_Contents">
      <style:text-properties style:font-name="Arial" officeooo:paragraph-rsid="001fa062" style:font-name-asian="Andale Sans UI" style:font-name-complex="Tahoma"/>
    </style:style>
    <style:style style:name="P13" style:family="paragraph" style:parent-style-name="Table_20_Contents">
      <style:text-properties style:font-name="Arial" officeooo:paragraph-rsid="00206c7b" style:font-name-asian="Andale Sans UI" style:font-name-complex="Tahoma"/>
    </style:style>
    <style:style style:name="P14" style:family="paragraph" style:parent-style-name="Table_20_Contents">
      <style:text-properties style:font-name="Arial" officeooo:paragraph-rsid="003051f3" style:font-name-asian="Andale Sans UI" style:font-name-complex="Tahoma"/>
    </style:style>
    <style:style style:name="P15" style:family="paragraph" style:parent-style-name="Table_20_Contents">
      <style:text-properties style:font-name="Arial" officeooo:paragraph-rsid="00332ab4" style:font-name-asian="Andale Sans UI" style:font-name-complex="Tahoma"/>
    </style:style>
    <style:style style:name="P16" style:family="paragraph" style:parent-style-name="Table_20_Contents">
      <style:text-properties style:font-name="Arial" officeooo:paragraph-rsid="0034f6db" style:font-name-asian="Andale Sans UI" style:font-name-complex="Tahoma"/>
    </style:style>
    <style:style style:name="P17" style:family="paragraph" style:parent-style-name="Table_20_Contents">
      <style:paragraph-properties fo:text-align="center" style:justify-single-word="false"/>
      <style:text-properties style:font-name="Arial" fo:font-size="10pt" style:font-name-asian="Andale Sans UI" style:font-size-asian="10pt" style:font-name-complex="Tahoma" style:font-size-complex="10pt"/>
    </style:style>
    <style:style style:name="P18" style:family="paragraph" style:parent-style-name="Table_20_Contents">
      <style:text-properties fo:color="#008000" style:font-name="Arial" fo:font-weight="bold" style:font-weight-asian="bold" style:font-weight-complex="bold"/>
    </style:style>
    <style:style style:name="P19" style:family="paragraph" style:parent-style-name="Table_20_Contents">
      <style:text-properties fo:color="#ff0000" style:font-name="Arial"/>
    </style:style>
    <style:style style:name="P20" style:family="paragraph" style:parent-style-name="Table_20_Contents">
      <style:text-properties fo:color="#ff0000" style:font-name="Arial" fo:font-weight="bold" style:font-weight-asian="bold" style:font-weight-complex="bold"/>
    </style:style>
    <style:style style:name="P21" style:family="paragraph" style:parent-style-name="Table_20_Contents">
      <style:text-properties fo:color="#0000ff" style:font-name="Arial" fo:font-weight="bold" style:font-weight-asian="bold" style:font-weight-complex="bold"/>
    </style:style>
    <style:style style:name="P22" style:family="paragraph" style:parent-style-name="Table_20_Contents">
      <style:text-properties style:use-window-font-color="true" style:font-name="Arial"/>
    </style:style>
    <style:style style:name="P23" style:family="paragraph" style:parent-style-name="Table_20_Contents">
      <style:text-properties style:use-window-font-color="true" style:font-name="Arial" fo:language="zxx" fo:country="none" style:language-asian="zxx" style:country-asian="none" style:language-complex="zxx" style:country-complex="none"/>
    </style:style>
    <style:style style:name="P24" style:family="paragraph" style:parent-style-name="Table_20_Contents">
      <style:text-properties style:use-window-font-color="true" style:font-name="Abyssinica SIL" fo:language="zxx" fo:country="none" style:language-asian="zxx" style:country-asian="none" style:language-complex="zxx" style:country-complex="none"/>
    </style:style>
    <style:style style:name="P25" style:family="paragraph" style:parent-style-name="Table_20_Contents">
      <style:text-properties style:font-name="Abyssinica SIL"/>
    </style:style>
    <style:style style:name="P26" style:family="paragraph" style:parent-style-name="Table_20_Contents">
      <style:text-properties style:font-name="Abyssinica SIL" fo:language="zxx" fo:country="none" style:language-asian="zxx" style:country-asian="none" style:language-complex="zxx" style:country-complex="none"/>
    </style:style>
    <style:style style:name="P27" style:family="paragraph" style:parent-style-name="Text_20_body">
      <style:paragraph-properties fo:margin-top="0.423cm" fo:margin-bottom="0.212cm" style:contextual-spacing="false"/>
    </style:style>
    <style:style style:name="P28" style:family="paragraph" style:parent-style-name="Text_20_body">
      <style:paragraph-properties fo:margin-top="0.423cm" fo:margin-bottom="0.212cm" style:contextual-spacing="false"/>
      <style:text-properties style:font-name="Arial" fo:language="zxx" fo:country="none" style:font-name-asian="Andale Sans UI" style:language-asian="zxx" style:country-asian="none" style:font-name-complex="Tahoma" style:language-complex="zxx" style:country-complex="none"/>
    </style:style>
    <style:style style:name="P29" style:family="paragraph" style:parent-style-name="Text_20_body">
      <style:paragraph-properties fo:margin-top="0.423cm" fo:margin-bottom="0.212cm" style:contextual-spacing="false"/>
      <style:text-properties officeooo:paragraph-rsid="00391ace"/>
    </style:style>
    <style:style style:name="P30" style:family="paragraph" style:parent-style-name="Table_20_Heading">
      <style:text-properties style:font-name="Arial" style:font-name-asian="Andale Sans UI" style:font-name-complex="Tahoma"/>
    </style:style>
    <style:style style:name="P31" style:family="paragraph" style:parent-style-name="Text_20_body">
      <style:text-properties style:font-name="Arial"/>
    </style:style>
    <style:style style:name="P32" style:family="paragraph" style:parent-style-name="Text_20_body">
      <style:text-properties style:font-name="Arial" fo:font-size="10pt" fo:language="zxx" fo:country="none" officeooo:rsid="00218a8c" officeooo:paragraph-rsid="00218a8c" style:font-size-asian="10pt" style:language-asian="zxx" style:country-asian="none" style:font-size-complex="10pt" style:language-complex="zxx" style:country-complex="none"/>
    </style:style>
    <style:style style:name="P33" style:family="paragraph" style:parent-style-name="Text_20_body">
      <style:text-properties style:font-name="Arial" fo:font-size="10pt" fo:language="zxx" fo:country="none" officeooo:paragraph-rsid="00218a8c" style:font-size-asian="10pt" style:language-asian="zxx" style:country-asian="none" style:font-size-complex="10pt" style:language-complex="zxx" style:country-complex="none"/>
    </style:style>
    <style:style style:name="P34" style:family="paragraph" style:parent-style-name="Text_20_body">
      <style:paragraph-properties fo:text-align="center" style:justify-single-word="false"/>
      <style:text-properties style:font-name="Arial" fo:font-size="10pt" fo:language="zxx" fo:country="none" officeooo:rsid="00218a8c" officeooo:paragraph-rsid="002e4a6e" style:font-name-asian="Andale Sans UI" style:font-size-asian="10pt" style:language-asian="zxx" style:country-asian="none" style:font-name-complex="Tahoma" style:font-size-complex="10pt" style:language-complex="zxx" style:country-complex="none"/>
    </style:style>
    <style:style style:name="P35" style:family="paragraph" style:parent-style-name="Text_20_body">
      <style:paragraph-properties fo:margin-top="0cm" fo:margin-bottom="0cm" style:contextual-spacing="false"/>
      <style:text-properties style:font-name="Arial" fo:language="zxx" fo:country="none" style:font-name-asian="Andale Sans UI" style:language-asian="zxx" style:country-asian="none" style:font-name-complex="Tahoma" style:language-complex="zxx" style:country-complex="none"/>
    </style:style>
    <style:style style:name="P36" style:family="paragraph" style:parent-style-name="Standard">
      <style:text-properties style:font-name="Arial"/>
    </style:style>
    <style:style style:name="P37" style:family="paragraph" style:parent-style-name="Standard">
      <style:text-properties style:font-name="Arial" officeooo:rsid="00186407" officeooo:paragraph-rsid="00186407"/>
    </style:style>
    <style:style style:name="P38" style:family="paragraph" style:parent-style-name="Standard">
      <style:text-properties style:font-name="Arial" officeooo:rsid="002269ed" officeooo:paragraph-rsid="002269ed"/>
    </style:style>
    <style:style style:name="P39" style:family="paragraph" style:parent-style-name="Standard">
      <style:text-properties style:font-name="Arial" officeooo:rsid="002269ed" officeooo:paragraph-rsid="003cfd3f"/>
    </style:style>
    <style:style style:name="P40" style:family="paragraph" style:parent-style-name="Standard">
      <style:text-properties style:font-name="Arial" officeooo:rsid="003cfd3f" officeooo:paragraph-rsid="002269ed"/>
    </style:style>
    <style:style style:name="P41" style:family="paragraph" style:parent-style-name="Standard">
      <style:text-properties style:font-name="Arial" officeooo:rsid="003ef17f" officeooo:paragraph-rsid="003ef17f"/>
    </style:style>
    <style:style style:name="P42" style:family="paragraph" style:parent-style-name="Standard">
      <style:text-properties style:font-name="Arial" officeooo:rsid="00406e36" officeooo:paragraph-rsid="00406e36"/>
    </style:style>
    <style:style style:name="P43" style:family="paragraph" style:parent-style-name="Standard">
      <style:text-properties style:font-name="Arial" officeooo:rsid="00406e36" officeooo:paragraph-rsid="002269ed"/>
    </style:style>
    <style:style style:name="P44" style:family="paragraph" style:parent-style-name="Standard">
      <style:text-properties style:font-name="Arial" officeooo:paragraph-rsid="002269ed"/>
    </style:style>
    <style:style style:name="P45" style:family="paragraph" style:parent-style-name="Standard">
      <style:text-properties style:font-name="Arial" fo:font-size="24pt" style:font-size-asian="24pt" style:font-size-complex="24pt"/>
    </style:style>
    <style:style style:name="P46" style:family="paragraph" style:parent-style-name="Standard">
      <style:paragraph-properties fo:text-align="end" style:justify-single-word="false"/>
      <style:text-properties style:font-name="Arial" fo:font-size="12pt" officeooo:paragraph-rsid="004a0f5e" style:font-size-asian="12pt" style:font-size-complex="12pt"/>
    </style:style>
    <style:style style:name="P47" style:family="paragraph" style:parent-style-name="Standard" style:master-page-name="hoch">
      <style:paragraph-properties style:page-number="auto"/>
      <style:text-properties style:font-name="Arial"/>
    </style:style>
    <style:style style:name="P48" style:family="paragraph" style:parent-style-name="Text_20_body">
      <style:text-properties style:font-name="Arial" officeooo:rsid="00218a8c" officeooo:paragraph-rsid="00218a8c"/>
    </style:style>
    <style:style style:name="P49" style:family="paragraph" style:parent-style-name="Text_20_body">
      <style:text-properties style:font-name="Arial" officeooo:rsid="0021eeab" officeooo:paragraph-rsid="004b68b3"/>
    </style:style>
    <style:style style:name="P50" style:family="paragraph" style:parent-style-name="Text_20_body">
      <style:text-properties style:font-name="Arial" officeooo:paragraph-rsid="004810c1"/>
    </style:style>
    <style:style style:name="P51" style:family="paragraph" style:parent-style-name="Text_20_body">
      <style:paragraph-properties fo:margin-top="0.423cm" fo:margin-bottom="0.212cm" style:contextual-spacing="false"/>
      <style:text-properties style:font-name="Arial" fo:language="zxx" fo:country="none" officeooo:rsid="00395465" officeooo:paragraph-rsid="00395465" style:font-name-asian="Andale Sans UI" style:language-asian="zxx" style:country-asian="none" style:font-name-complex="Tahoma" style:language-complex="zxx" style:country-complex="none"/>
    </style:style>
    <style:style style:name="P52" style:family="paragraph" style:parent-style-name="Text_20_body">
      <style:paragraph-properties fo:margin-top="0.423cm" fo:margin-bottom="0.212cm" style:contextual-spacing="false"/>
      <style:text-properties style:font-name="Arial" fo:language="zxx" fo:country="none" officeooo:rsid="003b60b0" officeooo:paragraph-rsid="003b60b0" style:font-name-asian="Andale Sans UI" style:language-asian="zxx" style:country-asian="none" style:font-name-complex="Tahoma" style:language-complex="zxx" style:country-complex="none"/>
    </style:style>
    <style:style style:name="P53" style:family="paragraph" style:parent-style-name="Text_20_body">
      <style:paragraph-properties fo:margin-top="0.423cm" fo:margin-bottom="0.212cm" style:contextual-spacing="false"/>
      <style:text-properties style:font-name="Arial" fo:language="zxx" fo:country="none" officeooo:rsid="003cbe77" officeooo:paragraph-rsid="003cbe77" style:font-name-asian="Andale Sans UI" style:language-asian="zxx" style:country-asian="none" style:font-name-complex="Tahoma" style:language-complex="zxx" style:country-complex="none"/>
    </style:style>
    <style:style style:name="P54" style:family="paragraph" style:parent-style-name="Text_20_body">
      <style:paragraph-properties fo:margin-top="0.423cm" fo:margin-bottom="0.212cm" style:contextual-spacing="false"/>
      <style:text-properties style:font-name="Arial" fo:language="zxx" fo:country="none" officeooo:paragraph-rsid="00428f58" style:font-name-asian="Andale Sans UI" style:language-asian="zxx" style:country-asian="none" style:font-name-complex="Tahoma" style:language-complex="zxx" style:country-complex="none"/>
    </style:style>
    <style:style style:name="P55" style:family="paragraph" style:parent-style-name="Text_20_body">
      <style:paragraph-properties fo:margin-top="0cm" fo:margin-bottom="0cm" style:contextual-spacing="false"/>
      <style:text-properties style:font-name="Arial" fo:language="zxx" fo:country="none" officeooo:paragraph-rsid="001320e9" style:font-name-asian="Andale Sans UI" style:language-asian="zxx" style:country-asian="none" style:font-name-complex="Tahoma" style:language-complex="zxx" style:country-complex="none"/>
    </style:style>
    <style:style style:name="P56" style:family="paragraph" style:parent-style-name="Table_20_Contents">
      <style:text-properties style:font-name="Arial" officeooo:rsid="001c7260" officeooo:paragraph-rsid="001c7260" style:font-name-asian="Andale Sans UI" style:font-name-complex="Tahoma"/>
    </style:style>
    <style:style style:name="P57" style:family="paragraph" style:parent-style-name="Table_20_Contents">
      <style:paragraph-properties fo:text-align="center" style:justify-single-word="false"/>
      <style:text-properties style:font-name="Arial" officeooo:rsid="001e519f" officeooo:paragraph-rsid="001e519f" style:font-name-asian="Andale Sans UI" style:font-name-complex="Tahoma"/>
    </style:style>
    <style:style style:name="P58" style:family="paragraph" style:parent-style-name="Table_20_Contents">
      <style:text-properties style:font-name="Arial" officeooo:rsid="00206c7b" officeooo:paragraph-rsid="00206c7b" style:font-name-asian="Andale Sans UI" style:font-name-complex="Tahoma"/>
    </style:style>
    <style:style style:name="P59" style:family="paragraph" style:parent-style-name="Table_20_Contents">
      <style:text-properties style:font-name="Arial" officeooo:rsid="001fa062" officeooo:paragraph-rsid="001fa062" style:font-name-asian="Andale Sans UI" style:font-name-complex="Tahoma"/>
    </style:style>
    <style:style style:name="P60" style:family="paragraph" style:parent-style-name="Table_20_Contents">
      <style:text-properties style:font-name="Arial" officeooo:rsid="0029079e" officeooo:paragraph-rsid="0029079e" style:font-name-asian="Andale Sans UI" style:font-name-complex="Tahoma"/>
    </style:style>
    <style:style style:name="P61" style:family="paragraph" style:parent-style-name="Table_20_Contents">
      <style:text-properties style:font-name="Arial" officeooo:rsid="002ac8b2" officeooo:paragraph-rsid="002ac8b2" style:font-name-asian="Andale Sans UI" style:font-name-complex="Tahoma"/>
    </style:style>
    <style:style style:name="P62" style:family="paragraph" style:parent-style-name="Table_20_Contents">
      <style:text-properties style:font-name="Arial" officeooo:rsid="002c0861" officeooo:paragraph-rsid="002c0861" style:font-name-asian="Andale Sans UI" style:font-name-complex="Tahoma"/>
    </style:style>
    <style:style style:name="P63" style:family="paragraph" style:parent-style-name="Table_20_Contents">
      <style:text-properties style:font-name="Arial" officeooo:rsid="002cbc11" officeooo:paragraph-rsid="002cbc11" style:font-name-asian="Andale Sans UI" style:font-name-complex="Tahoma"/>
    </style:style>
    <style:style style:name="P64" style:family="paragraph" style:parent-style-name="Table_20_Contents">
      <style:text-properties style:font-name="Arial" officeooo:rsid="002e4a6e" officeooo:paragraph-rsid="002e4a6e" style:font-name-asian="Andale Sans UI" style:font-name-complex="Tahoma"/>
    </style:style>
    <style:style style:name="P65" style:family="paragraph" style:parent-style-name="Table_20_Contents">
      <style:text-properties style:font-name="Arial" officeooo:rsid="002e66e3" officeooo:paragraph-rsid="002e66e3" style:font-name-asian="Andale Sans UI" style:font-name-complex="Tahoma"/>
    </style:style>
    <style:style style:name="P66" style:family="paragraph" style:parent-style-name="Table_20_Contents">
      <style:text-properties style:font-name="Arial" officeooo:rsid="002e927b" officeooo:paragraph-rsid="002e927b" style:font-name-asian="Andale Sans UI" style:font-name-complex="Tahoma"/>
    </style:style>
    <style:style style:name="P67" style:family="paragraph" style:parent-style-name="Table_20_Contents">
      <style:text-properties style:font-name="Arial" officeooo:rsid="003165d1" officeooo:paragraph-rsid="003165d1" style:font-name-asian="Andale Sans UI" style:font-name-complex="Tahoma"/>
    </style:style>
    <style:style style:name="P68" style:family="paragraph" style:parent-style-name="Table_20_Contents">
      <style:text-properties style:font-name="Arial" officeooo:rsid="00332ab4" officeooo:paragraph-rsid="00332ab4" style:font-name-asian="Andale Sans UI" style:font-name-complex="Tahoma"/>
    </style:style>
    <style:style style:name="P69" style:family="paragraph" style:parent-style-name="Table_20_Contents">
      <style:text-properties style:font-name="Arial" officeooo:rsid="0033f87c" officeooo:paragraph-rsid="0033f87c" style:font-name-asian="Andale Sans UI" style:font-name-complex="Tahoma"/>
    </style:style>
    <style:style style:name="P70" style:family="paragraph" style:parent-style-name="Table_20_Contents">
      <style:text-properties style:font-name="Arial" officeooo:rsid="00384d07" officeooo:paragraph-rsid="00384d07" style:font-name-asian="Andale Sans UI" style:font-name-complex="Tahoma"/>
    </style:style>
    <style:style style:name="P71" style:family="paragraph" style:parent-style-name="Table_20_Heading">
      <style:paragraph-properties fo:text-align="start" style:justify-single-word="false"/>
      <style:text-properties style:font-name="Arial" officeooo:rsid="001c7260" officeooo:paragraph-rsid="001c7260" style:font-name-asian="Andale Sans UI" style:font-name-complex="Tahoma"/>
    </style:style>
    <style:style style:name="P72" style:family="paragraph" style:parent-style-name="Table_20_Heading">
      <style:paragraph-properties fo:text-align="center" style:justify-single-word="false"/>
      <style:text-properties style:font-name="Arial" officeooo:rsid="001c7260" officeooo:paragraph-rsid="001c7260" style:font-name-asian="Andale Sans UI" style:font-name-complex="Tahoma"/>
    </style:style>
    <style:style style:name="P73" style:family="paragraph" style:parent-style-name="Table_20_Heading">
      <style:text-properties style:font-name="Arial" officeooo:rsid="002560e8" officeooo:paragraph-rsid="002560e8" style:font-name-asian="Andale Sans UI" style:font-name-complex="Tahoma"/>
    </style:style>
    <style:style style:name="P74" style:family="paragraph" style:parent-style-name="Table_20_Heading">
      <style:paragraph-properties fo:text-align="center" style:justify-single-word="false"/>
      <style:text-properties style:font-name="Arial" officeooo:rsid="002560e8" officeooo:paragraph-rsid="002560e8" style:font-name-asian="Andale Sans UI" style:font-name-complex="Tahoma"/>
    </style:style>
    <style:style style:name="P75" style:family="paragraph" style:parent-style-name="Heading_20_1">
      <style:text-properties style:font-name="Arial"/>
    </style:style>
    <style:style style:name="P76" style:family="paragraph" style:parent-style-name="Heading_20_1">
      <style:paragraph-properties fo:margin-top="0.423cm" fo:margin-bottom="0.212cm" style:contextual-spacing="false" fo:keep-with-next="always"/>
      <style:text-properties style:font-name="Arial" fo:language="zxx" fo:country="none" style:font-name-asian="Andale Sans UI" style:language-asian="zxx" style:country-asian="none" style:font-name-complex="Tahoma" style:language-complex="zxx" style:country-complex="none"/>
    </style:style>
    <style:style style:name="P77" style:family="paragraph" style:parent-style-name="Heading_20_1">
      <style:paragraph-properties fo:margin-top="0.423cm" fo:margin-bottom="0.212cm" style:contextual-spacing="false" fo:keep-with-next="always"/>
      <style:text-properties style:font-name="Arial" fo:language="zxx" fo:country="none" officeooo:paragraph-rsid="00354832" style:font-name-asian="Andale Sans UI" style:language-asian="zxx" style:country-asian="none" style:font-name-complex="Tahoma" style:language-complex="zxx" style:country-complex="none"/>
    </style:style>
    <style:style style:name="P78" style:family="paragraph" style:parent-style-name="Heading_20_2">
      <style:text-properties style:font-name="Arial"/>
    </style:style>
    <style:style style:name="P79" style:family="paragraph" style:parent-style-name="Heading_20_2">
      <style:text-properties style:font-name="Arial" officeooo:rsid="001bfbc6" officeooo:paragraph-rsid="001c7260"/>
    </style:style>
    <style:style style:name="P80" style:family="paragraph" style:parent-style-name="Heading_20_2">
      <style:text-properties officeooo:rsid="00354832"/>
    </style:style>
    <style:style style:name="P81" style:family="paragraph" style:parent-style-name="Heading_20_2">
      <style:paragraph-properties fo:margin-top="0.423cm" fo:margin-bottom="0.212cm" style:contextual-spacing="false"/>
      <style:text-properties style:font-name="Arial" fo:language="zxx" fo:country="none" officeooo:rsid="00368850" officeooo:paragraph-rsid="00368850" style:font-name-asian="Andale Sans UI" style:language-asian="zxx" style:country-asian="none" style:font-name-complex="Tahoma" style:language-complex="zxx" style:country-complex="none"/>
    </style:style>
    <style:style style:name="P82" style:family="paragraph" style:parent-style-name="Heading_20_2">
      <style:paragraph-properties fo:margin-top="0.423cm" fo:margin-bottom="0.212cm" style:contextual-spacing="false"/>
      <style:text-properties style:font-name="Arial" fo:language="zxx" fo:country="none" officeooo:rsid="00375f64" officeooo:paragraph-rsid="00375f64" style:font-name-asian="Andale Sans UI" style:language-asian="zxx" style:country-asian="none" style:font-name-complex="Tahoma" style:language-complex="zxx" style:country-complex="none"/>
    </style:style>
    <style:style style:name="P83" style:family="paragraph" style:parent-style-name="Heading_20_2">
      <style:paragraph-properties fo:margin-top="0.423cm" fo:margin-bottom="0.212cm" style:contextual-spacing="false"/>
      <style:text-properties style:font-name="Arial" fo:language="zxx" fo:country="none" officeooo:rsid="0037e877" officeooo:paragraph-rsid="0037e877" style:font-name-asian="Andale Sans UI" style:language-asian="zxx" style:country-asian="none" style:font-name-complex="Tahoma" style:language-complex="zxx" style:country-complex="none"/>
    </style:style>
    <style:style style:name="T1" style:family="text">
      <style:text-properties style:font-name="Arial" fo:language="zxx" fo:country="none" style:font-name-asian="Andale Sans UI" style:language-asian="zxx" style:country-asian="none" style:font-name-complex="Tahoma" style:language-complex="zxx" style:country-complex="none"/>
    </style:style>
    <style:style style:name="T2" style:family="text">
      <style:text-properties style:font-name="Arial" fo:language="zxx" fo:country="none" officeooo:rsid="0013f635" style:font-name-asian="Andale Sans UI" style:language-asian="zxx" style:country-asian="none" style:font-name-complex="Tahoma" style:language-complex="zxx" style:country-complex="none"/>
    </style:style>
    <style:style style:name="T3" style:family="text">
      <style:text-properties style:font-name="Arial" fo:language="zxx" fo:country="none" officeooo:rsid="00391ace" style:font-name-asian="Andale Sans UI" style:language-asian="zxx" style:country-asian="none" style:font-name-complex="Tahoma" style:language-complex="zxx" style:country-complex="none"/>
    </style:style>
    <style:style style:name="T4" style:family="text">
      <style:text-properties style:font-name="Arial" fo:language="zxx" fo:country="none" officeooo:rsid="00395465" style:font-name-asian="Andale Sans UI" style:language-asian="zxx" style:country-asian="none" style:font-name-complex="Tahoma" style:language-complex="zxx" style:country-complex="none"/>
    </style:style>
    <style:style style:name="T5" style:family="text">
      <style:text-properties style:font-name="Arial" fo:language="zxx" fo:country="none" officeooo:rsid="003b2535" style:font-name-asian="Andale Sans UI" style:language-asian="zxx" style:country-asian="none" style:font-name-complex="Tahoma" style:language-complex="zxx" style:country-complex="none"/>
    </style:style>
    <style:style style:name="T6" style:family="text">
      <style:text-properties officeooo:rsid="001320e9"/>
    </style:style>
    <style:style style:name="T7" style:family="text">
      <style:text-properties officeooo:rsid="0013f635"/>
    </style:style>
    <style:style style:name="T8" style:family="text">
      <style:text-properties officeooo:rsid="0014ee42"/>
    </style:style>
    <style:style style:name="T9" style:family="text">
      <style:text-properties officeooo:rsid="00166f51"/>
    </style:style>
    <style:style style:name="T10" style:family="text">
      <style:text-properties officeooo:rsid="001a0434"/>
    </style:style>
    <style:style style:name="T11" style:family="text">
      <style:text-properties officeooo:rsid="001c7260"/>
    </style:style>
    <style:style style:name="T12" style:family="text">
      <style:text-properties officeooo:rsid="001e519f"/>
    </style:style>
    <style:style style:name="T13" style:family="text">
      <style:text-properties officeooo:rsid="001fa062"/>
    </style:style>
    <style:style style:name="T14" style:family="text">
      <style:text-properties officeooo:rsid="00206c7b"/>
    </style:style>
    <style:style style:name="T15" style:family="text">
      <style:text-properties officeooo:rsid="002083ca"/>
    </style:style>
    <style:style style:name="T16" style:family="text">
      <style:text-properties officeooo:rsid="0021eeab"/>
    </style:style>
    <style:style style:name="T17" style:family="text">
      <style:text-properties officeooo:rsid="002269ed"/>
    </style:style>
    <style:style style:name="T18" style:family="text">
      <style:text-properties officeooo:rsid="0023c3bb"/>
    </style:style>
    <style:style style:name="T19" style:family="text">
      <style:text-properties fo:font-weight="bold" style:font-weight-asian="bold" style:font-weight-complex="bold"/>
    </style:style>
    <style:style style:name="T20" style:family="text">
      <style:text-properties officeooo:rsid="002560e8"/>
    </style:style>
    <style:style style:name="T21" style:family="text">
      <style:text-properties officeooo:rsid="002e4a6e"/>
    </style:style>
    <style:style style:name="T22" style:family="text">
      <style:text-properties officeooo:rsid="003051f3"/>
    </style:style>
    <style:style style:name="T23" style:family="text">
      <style:text-properties officeooo:rsid="00332ab4"/>
    </style:style>
    <style:style style:name="T24" style:family="text">
      <style:text-properties officeooo:rsid="0033a0d5"/>
    </style:style>
    <style:style style:name="T25" style:family="text">
      <style:text-properties officeooo:rsid="0033f87c"/>
    </style:style>
    <style:style style:name="T26" style:family="text">
      <style:text-properties officeooo:rsid="0034f6db"/>
    </style:style>
    <style:style style:name="T27" style:family="text">
      <style:text-properties officeooo:rsid="003cfd3f"/>
    </style:style>
    <style:style style:name="T28" style:family="text">
      <style:text-properties officeooo:rsid="0029079e" style:font-name-asian="Andale Sans UI" style:font-name-complex="Tahoma"/>
    </style:style>
    <style:style style:name="T29" style:family="text">
      <style:text-properties officeooo:rsid="003e61ec" style:font-name-asian="Andale Sans UI" style:font-name-complex="Tahoma"/>
    </style:style>
    <style:style style:name="T30" style:family="text">
      <style:text-properties officeooo:rsid="002269ed" style:font-name-asian="Andale Sans UI" style:font-name-complex="Tahoma"/>
    </style:style>
    <style:style style:name="T31" style:family="text">
      <style:text-properties officeooo:rsid="003ec39f" style:font-name-asian="Andale Sans UI" style:font-name-complex="Tahoma"/>
    </style:style>
    <style:style style:name="T32" style:family="text">
      <style:text-properties officeooo:rsid="003ef17f" style:font-name-asian="Andale Sans UI" style:font-name-complex="Tahoma"/>
    </style:style>
    <style:style style:name="T33" style:family="text">
      <style:text-properties officeooo:rsid="003d5642"/>
    </style:style>
    <style:style style:name="T34" style:family="text">
      <style:text-properties officeooo:rsid="003e61ec"/>
    </style:style>
    <style:style style:name="T35" style:family="text">
      <style:text-properties officeooo:rsid="003ef17f"/>
    </style:style>
    <style:style style:name="T36" style:family="text">
      <style:text-properties officeooo:rsid="00406e36"/>
    </style:style>
    <style:style style:name="T37" style:family="text">
      <style:text-properties officeooo:rsid="00428f58"/>
    </style:style>
    <style:style style:name="T38" style:family="text">
      <style:text-properties officeooo:rsid="00432d52"/>
    </style:style>
    <style:style style:name="T39" style:family="text">
      <style:text-properties officeooo:rsid="00446b0c"/>
    </style:style>
    <style:style style:name="T40" style:family="text">
      <style:text-properties officeooo:rsid="00462142"/>
    </style:style>
    <style:style style:name="T41" style:family="text">
      <style:text-properties style:font-name="DejaVu Sans" officeooo:rsid="00462142"/>
    </style:style>
    <style:style style:name="T42" style:family="text">
      <style:text-properties officeooo:rsid="004810c1"/>
    </style:style>
    <style:style style:name="T43" style:family="text">
      <style:text-properties officeooo:rsid="004a0f5e"/>
    </style:style>
    <style:style style:name="T44" style:family="text">
      <style:text-properties officeooo:rsid="004b6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OLAT Volltext-<text:span text:style-name="T10">I</text:span>ndexer</text:p>
      <text:p text:style-name="P46"><text:span text:style-name="T43">Oliver Bühler, August 2013</text:span></text:p>
      <text:p text:style-name="P1"/>
      <text:h text:style-name="Heading_20_1" text:outline-level="1">Funktionalität</text:h>
      <text:p text:style-name="P27"><text:span text:style-name="T1">OLAT speichert die </text:span><text:span text:style-name="T2">Kurs- und Benutzerdaten</text:span><text:span text:style-name="T1"> zum einen Teil in der Datenbank, zum anderen Teil auf dem Filesystem ab. Dabei werden in der Datenbank üblicherweise nur die Datenstrukturen (Namen und Beschreibung von Lernressourcen, Kurse mit der Struktur der Kurselemente, Gruppennamen und Mitglieder, Benutzernamen und -daten etc.) gespeichert, während der eigentliche Inhalt (HTML-Seiten, Office-Dokumente, PDFs, E-Portfolio Artefakte u.ä.) auf dem Filesystem gespeichert wird.</text:span></text:p>
      <text:p text:style-name="P54"><text:span text:style-name="T37">Einige einfache Suchabfragen (wie z.B. nach Kursnsame), welche nur Informationen enthalten, die in der Datenbank gespeichert sind, werden direkt über SQL ausgeführt. </text:span></text:p>
      <text:p text:style-name="P54"><text:span text:style-name="T37">Die komplette Abdeckung aller OLAT-Daten (Datenbank und Filesystem) wird mittels eines Volltext-Index realisiert. </text:span>Die Daten werden mittels der Java Indexierungs <text:span text:style-name="T7">Library</text:span> "Apache Lucene" indexiert und auf diese Weise mittels einer Volltextsuche zugänglich gemacht. </text:p>
      <text:p text:style-name="P28">Die <text:span text:style-name="T7">Volltext-</text:span>Indexierung der Daten erfolgt systematisch anhand der OLAT Businessobjekte. Für die Indexierung aller Kurse z.B. werden alle in der Datenbank gespeicherten Kurse durchlaufen. Für jeden Kurs werden dann die referenzierten Ordner und Dateien auf dem Filesystem indexiert und mit den entsprechenden Kontextinformationen zum Kurs im Lucene-Index gespeichert. Es werden also nicht einfach alle Daten im Filesystem wahllos indexiert, sondern nur solche, welche einen gültigen Kontext besitzen. Eventuell verwaiste, d.h. von OLAT nicht mehr referenzierte oder temporäre Daten, werden nicht berücksichtigt. </text:p>
      <text:p text:style-name="P1">Für die verschiedenen <text:span text:style-name="T7">Typen</text:span> der OLAT Businessobjekte gibt es jeweils verschiedene Indexer-Implementationen, welche die notwendige Anwendungslogik besitzen um ihre spezifischen Objekte korrekt und vollständig zu indexieren. Es gibt zum Beispiel einen Indexer für alle Kurse und deren Elemente sowie einen Indexer für die Benutzerdaten. </text:p>
      <text:p text:style-name="P1"/>
      <text:p text:style-name="P1">Bei einem kompletten Indexierungslauf werden alle über OLAT verfügbaren Daten erfasst ohne Rücksicht auf Zugriffsbeschränkungen. Erst bei der Ausführung einer Suche werden diese relevant, da ein Benutzer natürlich nur die Suchergebnisse für jene Objekte sehen soll, auf welche er auch eine Zugriffsberechtigung besitzt. </text:p>
      <text:p text:style-name="P1"/>
      <text:p text:style-name="P1"/>
      <text:h text:style-name="Heading_20_2" text:outline-level="2">Indexierte Elemente</text:h>
      <text:p text:style-name="P1">Im folgenden findet sich eine tabellarische Auflistung aller OLAT-Indexer. Bei einem vollständigen Indexlauf werden standardmässig alle Indexer ausgeführt (kann per Konfiguration geändert werden). <text:s/><text:span text:style-name="T9">Dabei wird die hierarchische Struktur der Indexer ersichtlich. Ein TopLevel-Indexer kann dabei mehrere SubLevelIndexer besitzen, die mehrschichtige Datenstrukturen verarbeiten können.</text:span></text:p>
      <text:p text:style-name="P3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TopLevel-Indexer</text:p>
          </table:table-cell>
          <table:table-cell table:style-name="Table2.A1" office:value-type="string">
            <text:p text:style-name="P8"><text:bookmark-start text:name="__DdeLink__923_739727339"/>SubLevel Indexer<text:bookmark-end text:name="__DdeLink__923_739727339"/></text:p>
          </table:table-cell>
          <table:table-cell table:style-name="Table2.A1" office:value-type="string">
            <text:p text:style-name="P8">SubLevel Indexer</text:p>
          </table:table-cell>
          <table:table-cell table:style-name="Table2.D1" office:value-type="string">
            <text:p text:style-name="P8">Beschreibung /</text:p>
            <text:p text:style-name="P25">Berechtigung für Anzeige</text:p>
          </table:table-cell>
        </table:table-row>
        <table:table-row>
          <table:table-cell table:style-name="Table2.A2" office:value-type="string">
            <text:p text:style-name="P8">Repository-Einträge</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21"/>
          </table:table-cell>
        </table:table-row>
        <table:table-row>
          <table:table-cell table:style-name="Table2.A2" office:value-type="string">
            <text:p text:style-name="P8"/>
          </table:table-cell>
          <table:table-cell table:style-name="Table2.A2" office:value-type="string">
            <text:p text:style-name="P8">Kurs</text:p>
          </table:table-cell>
          <table:table-cell table:style-name="Table2.A2" office:value-type="string">
            <text:p text:style-name="P8"/>
          </table:table-cell>
          <table:table-cell table:style-name="Table2.D2" office:value-type="string">
            <text:p text:style-name="P20"/>
          </table:table-cell>
        </table:table-row>
        <table:table-row table:style-name="Table2.4">
          <table:table-cell table:style-name="Table2.A2" office:value-type="string">
            <text:p text:style-name="P8"/>
          </table:table-cell>
          <table:table-cell table:style-name="Table2.A2" office:value-type="string">
            <text:p text:style-name="P8"/>
          </table:table-cell>
          <table:table-cell table:style-name="Table2.A2" office:value-type="string">
            <text:p text:style-name="P8">SinglePage (SP)</text:p>
          </table:table-cell>
          <table:table-cell table:style-name="Table2.D4" office:value-type="string">
            <text:p text:style-name="P9">Indexiert alle Kursbausteine vom Typ "Einzelne Seite"</text:p>
            <text:p text:style-name="P26">Kurs/Node ist freigegeben oder Benutzer ist Besitzer/Admin </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22">Forum (FO)</text:p>
          </table:table-cell>
          <table:table-cell table:style-name="Table2.D2" office:value-type="string">
            <text:p text:style-name="P23">Indexiert alle Kursbausteine vom Typ "Forum"</text:p>
            <text:p text:style-name="P24">Kurs/Node ist freigegeben und Forum ist sichtbar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Ordner (BC)</text:p>
          </table:table-cell>
          <table:table-cell table:style-name="Table2.D2" office:value-type="string">
            <text:p text:style-name="P9">Indexiert alle Kursbausteine vom Typ "Ordner"</text:p>
            <text:p text:style-name="P26">Kurs/Node ist freigegeben oder Benutzer ist Besitzer/Admin </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Wiki</text:p>
          </table:table-cell>
          <table:table-cell table:style-name="Table2.D2" office:value-type="string">
            <text:p text:style-name="P9">Indexiert alle Kursbausteine vom Typ "Wiki"</text:p>
            <text:p text:style-name="P26">Kurs/Node ist freigegeben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Blog</text:p>
          </table:table-cell>
          <table:table-cell table:style-name="Table2.D2" office:value-type="string">
            <text:p text:style-name="P9">Indexiert alle Kursbausteine vom Typ "Blog"</text:p>
            <text:p text:style-name="P26">Kurs/Node ist freigegeben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Podcast</text:p>
          </table:table-cell>
          <table:table-cell table:style-name="Table2.D2" office:value-type="string">
            <text:p text:style-name="P9">Indexiert alle Kursbausteine vom Typ "Podcast"</text:p>
            <text:p text:style-name="P26">Kurs/Node ist freigegeben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ContentPackage</text:p>
          </table:table-cell>
          <table:table-cell table:style-name="Table2.D2" office:value-type="string">
            <text:p text:style-name="P9">Indexiert alle Kursbausteine vom Typ "ContentPackage"</text:p>
            <text:p text:style-name="P26">Kurs/Node ist freigegeben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Dateidiskussion</text:p>
          </table:table-cell>
          <table:table-cell table:style-name="Table2.D2" office:value-type="string">
            <text:p text:style-name="P23">Indexiert alle Kursbausteine vom Typ "Dateidiskussion" (Datei und die zugehörigen Forumsbeiträge)</text:p>
            <text:p text:style-name="P24">Kurs/Node ist freigegeben und Forum ist sichtbar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Themenvergabe</text:p>
          </table:table-cell>
          <table:table-cell table:style-name="Table2.D2" office:value-type="string">
            <text:p text:style-name="P9">Indexiert alle Kursbausteine vom Typ "Themenvergabe"</text:p>
            <text:p text:style-name="P26">Kurs/Node ist freigegeben oder Benutzer ist Besitzer/Admin</text:p>
            <text:p text:style-name="P8">Drop und Returnbox werden nicht indexiert</text:p>
          </table:table-cell>
        </table:table-row>
        <text:soft-page-break/>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Scorm</text:p>
          </table:table-cell>
          <table:table-cell table:style-name="Table2.D2" office:value-type="string">
            <text:p text:style-name="P9">Indexiert alle Kursbausteine vom Typ "Scorm"</text:p>
            <text:p text:style-name="P26">Kurs/Node ist freigegeben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Portfolio</text:p>
          </table:table-cell>
          <table:table-cell table:style-name="Table2.D2" office:value-type="string">
            <text:p text:style-name="P9">Indexiert alle Kursbausteine vom Typ "Portfolio-Aufgabe"</text:p>
            <text:p text:style-name="P26">Kurs/Node ist freigegeben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Mitteilung</text:p>
          </table:table-cell>
          <table:table-cell table:style-name="Table2.D2" office:value-type="string">
            <text:p text:style-name="P9">Indexiert alle Kursbausteine vom Typ "Mitteilung"</text:p>
            <text:p text:style-name="P26">Kurs/Node ist freigegeben oder Benutzer ist Besitzer/Admin</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Aufgabe</text:p>
          </table:table-cell>
          <table:table-cell table:style-name="Table2.D2" office:value-type="string">
            <text:p text:style-name="P8">Wird aktuell nicht indexiert</text:p>
          </table:table-cell>
        </table:table-row>
        <table:table-row table:style-name="Table2.4">
          <table:table-cell table:style-name="Table2.A2" office:value-type="string">
            <text:p text:style-name="P8"/>
          </table:table-cell>
          <table:table-cell table:style-name="Table2.A2" office:value-type="string">
            <text:p text:style-name="P8">Wiki</text:p>
          </table:table-cell>
          <table:table-cell table:style-name="Table2.A2" office:value-type="string">
            <text:p text:style-name="P8"/>
          </table:table-cell>
          <table:table-cell table:style-name="Table2.D4" office:value-type="string">
            <text:p text:style-name="P9">Indexiert alle Wiki-Lernressourcen</text:p>
            <text:p text:style-name="P26">Wiki ist freigegeben oder Benutzer ist Besitzer/Admin</text:p>
          </table:table-cell>
        </table:table-row>
        <table:table-row>
          <table:table-cell table:style-name="Table2.A2" office:value-type="string">
            <text:p text:style-name="P8"/>
          </table:table-cell>
          <table:table-cell table:style-name="Table2.A2" office:value-type="string">
            <text:p text:style-name="P8">Blog</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8">Podcast</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19"/>
          </table:table-cell>
          <table:table-cell table:style-name="Table2.A2" office:value-type="string">
            <text:p text:style-name="P8">Glossary</text:p>
          </table:table-cell>
          <table:table-cell table:style-name="Table2.A2" office:value-type="string">
            <text:p text:style-name="P19"/>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8">IMS CP</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19"/>
          </table:table-cell>
          <table:table-cell table:style-name="Table2.A2" office:value-type="string">
            <text:p text:style-name="P8">SharedFolder</text:p>
          </table:table-cell>
          <table:table-cell table:style-name="Table2.A2" office:value-type="string">
            <text:p text:style-name="P8"/>
          </table:table-cell>
          <table:table-cell table:style-name="Table2.D2" office:value-type="string">
            <text:p text:style-name="P18"/>
          </table:table-cell>
        </table:table-row>
        <table:table-row>
          <table:table-cell table:style-name="Table2.A2" office:value-type="string">
            <text:p text:style-name="P8"/>
          </table:table-cell>
          <table:table-cell table:style-name="Table2.A2" office:value-type="string">
            <text:p text:style-name="P8">Scorm</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8">Portfolio</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Gruppen</text:p>
          </table:table-cell>
          <table:table-cell table:style-name="Table2.A2" office:value-type="string">
            <text:p text:style-name="P8"/>
          </table:table-cell>
          <table:table-cell table:style-name="Table2.A2" office:value-type="string">
            <text:p text:style-name="P19"/>
          </table:table-cell>
          <table:table-cell table:style-name="Table2.D2" office:value-type="string">
            <text:p text:style-name="P18"/>
          </table:table-cell>
        </table:table-row>
        <table:table-row>
          <table:table-cell table:style-name="Table2.A2" office:value-type="string">
            <text:p text:style-name="P8"/>
          </table:table-cell>
          <table:table-cell table:style-name="Table2.A2" office:value-type="string">
            <text:p text:style-name="P8">Ordner</text:p>
          </table:table-cell>
          <table:table-cell table:style-name="Table2.A2" office:value-type="string">
            <text:p text:style-name="P8"/>
          </table:table-cell>
          <table:table-cell table:style-name="Table2.D2" office:value-type="string">
            <text:p text:style-name="P23">Indexiert alle Gruppen-Ordner</text:p>
            <text:p text:style-name="P26">Benutzer ist Mitglied der Gruppe oder Admin</text:p>
          </table:table-cell>
        </table:table-row>
        <table:table-row>
          <table:table-cell table:style-name="Table2.A2" office:value-type="string">
            <text:p text:style-name="P8"/>
          </table:table-cell>
          <table:table-cell table:style-name="Table2.A2" office:value-type="string">
            <text:p text:style-name="P8">Forum</text:p>
          </table:table-cell>
          <table:table-cell table:style-name="Table2.A2" office:value-type="string">
            <text:p text:style-name="P8"/>
          </table:table-cell>
          <table:table-cell table:style-name="Table2.D2" office:value-type="string">
            <text:p text:style-name="P9">Indexiert alle Gruppen-Foren</text:p>
            <text:p text:style-name="P26">Benutzer ist Mitglied der Gruppe oder Admin</text:p>
          </table:table-cell>
        </table:table-row>
        <table:table-row>
          <table:table-cell table:style-name="Table2.A2" office:value-type="string">
            <text:p text:style-name="P8"/>
          </table:table-cell>
          <table:table-cell table:style-name="Table2.A2" office:value-type="string">
            <text:p text:style-name="P8">Wiki</text:p>
          </table:table-cell>
          <table:table-cell table:style-name="Table2.A2" office:value-type="string">
            <text:p text:style-name="P8"/>
          </table:table-cell>
          <table:table-cell table:style-name="Table2.D2" office:value-type="string">
            <text:p text:style-name="P9">Indexiert alle Gruppen-Wikis</text:p>
            <text:p text:style-name="P26">Benutzer ist Mitglied der Gruppe oder Admin</text:p>
          </table:table-cell>
        </table:table-row>
        <table:table-row>
          <table:table-cell table:style-name="Table2.A2" office:value-type="string">
            <text:p text:style-name="P8"/>
          </table:table-cell>
          <table:table-cell table:style-name="Table2.A2" office:value-type="string">
            <text:p text:style-name="P8">Portfolio</text:p>
          </table:table-cell>
          <table:table-cell table:style-name="Table2.A2" office:value-type="string">
            <text:p text:style-name="P8"/>
          </table:table-cell>
          <table:table-cell table:style-name="Table2.D2" office:value-type="string">
            <text:p text:style-name="P9">Indexiert alle Gruppen-Portfolios</text:p>
            <text:p text:style-name="P26">Benutzer ist Mitglied der Gruppe oder Admin</text:p>
          </table:table-cell>
        </table:table-row>
        <table:table-row>
          <table:table-cell table:style-name="Table2.A2" office:value-type="string">
            <text:p text:style-name="P8">Identity</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21"/>
          </table:table-cell>
        </table:table-row>
        <text:soft-page-break/>
        <table:table-row>
          <table:table-cell table:style-name="Table2.A2" office:value-type="string">
            <text:p text:style-name="P8"/>
          </table:table-cell>
          <table:table-cell table:style-name="Table2.A2" office:value-type="string">
            <text:p text:style-name="P8">Profile</text:p>
          </table:table-cell>
          <table:table-cell table:style-name="Table2.A2" office:value-type="string">
            <text:p text:style-name="P8"/>
          </table:table-cell>
          <table:table-cell table:style-name="Table2.D2" office:value-type="string">
            <text:p text:style-name="P8">Indexiert alle freigebenen Profilinformationen</text:p>
            <text:p text:style-name="P26">Keine Einschränkungen</text:p>
          </table:table-cell>
        </table:table-row>
        <table:table-row>
          <table:table-cell table:style-name="Table2.A2" office:value-type="string">
            <text:p text:style-name="P8"/>
          </table:table-cell>
          <table:table-cell table:style-name="Table2.A2" office:value-type="string">
            <text:p text:style-name="P8">Public Folder</text:p>
          </table:table-cell>
          <table:table-cell table:style-name="Table2.A2" office:value-type="string">
            <text:p text:style-name="P8"/>
          </table:table-cell>
          <table:table-cell table:style-name="Table2.D2" office:value-type="string">
            <text:p text:style-name="P8">Indexiert alle Dateien in den öffentlichen Benutzerordnern</text:p>
            <text:p text:style-name="P26">Keine Einschränkungen</text:p>
          </table:table-cell>
        </table:table-row>
        <table:table-row>
          <table:table-cell table:style-name="Table2.A2" office:value-type="string">
            <text:p text:style-name="P8"/>
          </table:table-cell>
          <table:table-cell table:style-name="Table2.A2" office:value-type="string">
            <text:p text:style-name="P8">Portfolio Artefact</text:p>
          </table:table-cell>
          <table:table-cell table:style-name="Table2.A2" office:value-type="string">
            <text:p text:style-name="P8"/>
          </table:table-cell>
          <table:table-cell table:style-name="Table2.D2" office:value-type="string">
            <text:p text:style-name="P8">Indexiert die E-Portfolio Artefakte</text:p>
            <text:p text:style-name="P26">Es werden nur die eigenen Artefakte des Benutzers gefunden</text:p>
          </table:table-cell>
        </table:table-row>
        <table:table-row>
          <table:table-cell table:style-name="Table2.A2" office:value-type="string">
            <text:p text:style-name="P8">Context Help</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Indexiert die komplette Kontext-Hilfe</text:p>
            <text:p text:style-name="P26">Keine Einschränkungen</text:p>
          </table:table-cell>
        </table:table-row>
        <table:table-row>
          <table:table-cell table:style-name="Table2.A2" office:value-type="string">
            <text:p text:style-name="P8">Portfolio Sammelmappe</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Indexiert alle E-Portfolio Sammelmappen </text:p>
            <text:p text:style-name="P19"/>
          </table:table-cell>
        </table:table-row>
        <table:table-row>
          <table:table-cell table:style-name="Table2.A2" office:value-type="string">
            <text:p text:style-name="P8">Portfolio Aufgabe</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Indexiert alle E-Portfolio Aufgaben</text:p>
          </table:table-cell>
        </table:table-row>
        <table:table-row>
          <table:table-cell table:style-name="Table2.A2" office:value-type="string">
            <text:p text:style-name="P8">Portfolio Vorlage </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Indexiert alle E-Portfolio Vorlagen</text:p>
          </table:table-cell>
        </table:table-row>
      </table:table>
      <text:p text:style-name="P1"/>
      <text:p text:style-name="P1"/>
      <text:p text:style-name="P47"/>
      <text:h text:style-name="P78" text:outline-level="2">Indexierte Filetypen</text:h>
      <text:p text:style-name="P48">Folgende Filetypen werden im Volltext-Index erfasst. Die Extraktion der Texte aus den Fileformaten kann teilweise sehr zeitintensiv sein. Da sich bestehende Binärfiles oft nicht mehr veändert werden, wird zur Optimierung der Indexer-Laufzeit ein Textbuffer auf dem Filesystem gespeichert. Soll ein Binärfile indexiert werden, welches seit dem letzen Indexer-Lauf nicht mehr verändert worden ist, so wird direkt der gespeicherte Text-Inhalt dem Indexer übergeben (s.a. "Konfiguration"). </text:p>
      <text:p text:style-name="P31"/>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1">Filetyp</text:p>
            </table:table-cell>
            <table:table-cell table:style-name="Table3.A1" office:value-type="string">
              <text:p text:style-name="P71">Was wird indexiert?</text:p>
            </table:table-cell>
            <table:table-cell table:style-name="Table3.C1" office:value-type="string">
              <text:p text:style-name="P72">Buffer</text:p>
            </table:table-cell>
          </table:table-row>
        </table:table-header-rows>
        <table:table-row>
          <table:table-cell table:style-name="Table3.A2" office:value-type="string">
            <text:p text:style-name="P56">PDF</text:p>
          </table:table-cell>
          <table:table-cell table:style-name="Table3.A2" office:value-type="string">
            <text:p text:style-name="P12"><text:span text:style-name="T13">Kompletter Text </text:span><text:span text:style-name="T14">ohne Formattierung</text:span></text:p>
          </table:table-cell>
          <table:table-cell table:style-name="Table3.C2" office:value-type="string">
            <text:p text:style-name="P57">ja</text:p>
          </table:table-cell>
        </table:table-row>
        <table:table-row>
          <table:table-cell table:style-name="Table3.A2" office:value-type="string">
            <text:p text:style-name="P10">Word (.doc)</text:p>
          </table:table-cell>
          <table:table-cell table:style-name="Table3.A2" office:value-type="string">
            <text:p text:style-name="P13"><text:span text:style-name="T13">Kompletter Text </text:span><text:span text:style-name="T14">ohne Formattierung</text:span></text:p>
          </table:table-cell>
          <table:table-cell table:style-name="Table3.C2" office:value-type="string">
            <text:p text:style-name="P57">ja</text:p>
          </table:table-cell>
        </table:table-row>
        <table:table-row>
          <table:table-cell table:style-name="Table3.A2" office:value-type="string">
            <text:p text:style-name="P56">Word OOXML (.docx)</text:p>
          </table:table-cell>
          <table:table-cell table:style-name="Table3.A2" office:value-type="string">
            <text:p text:style-name="P13"><text:span text:style-name="T13">Kompletter Text </text:span><text:span text:style-name="T14">ohne Formattierung</text:span></text:p>
          </table:table-cell>
          <table:table-cell table:style-name="Table3.C2" office:value-type="string">
            <text:p text:style-name="P57">ja</text:p>
          </table:table-cell>
        </table:table-row>
        <table:table-row>
          <table:table-cell table:style-name="Table3.A2" office:value-type="string">
            <text:p text:style-name="P10">Excel <text:span text:style-name="T12">(.xls)</text:span></text:p>
          </table:table-cell>
          <table:table-cell table:style-name="Table3.A2" office:value-type="string">
            <text:p text:style-name="P13"><text:span text:style-name="T13">Kompletter Text </text:span><text:span text:style-name="T14">ohne Formattierung</text:span></text:p>
          </table:table-cell>
          <table:table-cell table:style-name="Table3.C2" office:value-type="string">
            <text:p text:style-name="P57">ja</text:p>
          </table:table-cell>
        </table:table-row>
        <table:table-row>
          <table:table-cell table:style-name="Table3.A2" office:value-type="string">
            <text:p text:style-name="P10">Excel OOXML (.xlsx)</text:p>
          </table:table-cell>
          <table:table-cell table:style-name="Table3.A2" office:value-type="string">
            <text:p text:style-name="P13"><text:span text:style-name="T13">Kompletter Text </text:span><text:span text:style-name="T14">ohne Formattierung </text:span><text:span text:style-name="T15">(keine Header und Footer Texte)</text:span></text:p>
          </table:table-cell>
          <table:table-cell table:style-name="Table3.C2" office:value-type="string">
            <text:p text:style-name="P57">ja</text:p>
          </table:table-cell>
        </table:table-row>
        <table:table-row>
          <table:table-cell table:style-name="Table3.A2" office:value-type="string">
            <text:p text:style-name="P11"><text:span text:style-name="T11">Ppoint </text:span><text:span text:style-name="T12">(.ppt)</text:span></text:p>
          </table:table-cell>
          <table:table-cell table:style-name="Table3.A2" office:value-type="string">
            <text:p text:style-name="P13"><text:span text:style-name="T13">Kompletter Text </text:span><text:span text:style-name="T14">ohne Formattierung</text:span></text:p>
          </table:table-cell>
          <table:table-cell table:style-name="Table3.C2" office:value-type="string">
            <text:p text:style-name="P57">ja</text:p>
          </table:table-cell>
        </table:table-row>
        <table:table-row>
          <table:table-cell table:style-name="Table3.A2" office:value-type="string">
            <text:p text:style-name="P56">PPoint OOXML (.pptx)</text:p>
          </table:table-cell>
          <table:table-cell table:style-name="Table3.A2" office:value-type="string">
            <text:p text:style-name="P13"><text:span text:style-name="T13">Kompletter Text </text:span><text:span text:style-name="T14">ohne Formattierung</text:span></text:p>
          </table:table-cell>
          <table:table-cell table:style-name="Table3.C2" office:value-type="string">
            <text:p text:style-name="P57">ja</text:p>
          </table:table-cell>
        </table:table-row>
        <table:table-row>
          <table:table-cell table:style-name="Table3.A2" office:value-type="string">
            <text:p text:style-name="P56">XML</text:p>
          </table:table-cell>
          <table:table-cell table:style-name="Table3.A2" office:value-type="string">
            <text:p text:style-name="P58">Extrahierte "characters" ohne Markup</text:p>
          </table:table-cell>
          <table:table-cell table:style-name="Table3.C2" office:value-type="string">
            <text:p text:style-name="P57">ja</text:p>
          </table:table-cell>
        </table:table-row>
        <table:table-row>
          <table:table-cell table:style-name="Table3.A2" office:value-type="string">
            <text:p text:style-name="P56">HTML</text:p>
          </table:table-cell>
          <table:table-cell table:style-name="Table3.A2" office:value-type="string">
            <text:p text:style-name="P58">Extrahierte "characters" ohne Markup</text:p>
          </table:table-cell>
          <table:table-cell table:style-name="Table3.C2" office:value-type="string">
            <text:p text:style-name="P57">ja</text:p>
          </table:table-cell>
        </table:table-row>
        <table:table-row>
          <table:table-cell table:style-name="Table3.A2" office:value-type="string">
            <text:p text:style-name="P56">Text</text:p>
          </table:table-cell>
          <table:table-cell table:style-name="Table3.A2" office:value-type="string">
            <text:p text:style-name="P59">Kompletter Inhalt</text:p>
          </table:table-cell>
          <table:table-cell table:style-name="Table3.C2" office:value-type="string">
            <text:p text:style-name="P57">nein</text:p>
          </table:table-cell>
        </table:table-row>
      </table:table>
      <text:h text:style-name="P79" text:outline-level="2" text:is-list-header="true"/>
      <text:h text:style-name="P79" text:outline-level="2">Ablauf der Indexierung</text:h>
      <text:p text:style-name="P38">TopLevel-Indexer werden parallel gestartet:</text:p>
      <text:p text:style-name="P39"><text:tab/></text:p>
      <text:p text:style-name="P3"><text:span text:style-name="T17"><text:tab/>Daten werden in mehrere</text:span><text:span text:style-name="T27">n</text:span><text:span text:style-name="T17"> Teil</text:span><text:span text:style-name="T27">-I</text:span><text:span text:style-name="T17">ndexen </text:span><text:span text:style-name="T27">[indexer.writer.number] </text:span><text:span text:style-name="T17">gespeichert.</text:span></text:p>
      <text:p text:style-name="P3"><text:span text:style-name="T17"><text:tab/></text:span><text:span text:style-name="T27">Diese Teil-Indexe werden unter [</text:span><text:span text:style-name="T28">tempIndexPath]/search_index</text:span><text:span text:style-name="T17"> abgelegt.</text:span></text:p>
      <text:p text:style-name="P2"><text:span text:style-name="T17"><text:tab/></text:span><text:span text:style-name="T27">Wenn der </text:span><text:span text:style-name="T17">TextBuffer </text:span><text:span text:style-name="T27">[textBufferEnabled] aktiviert ist, werden dort die extrahierten <text:tab/>Texte unter [indexPath]/text_buffer abgelegt.</text:span></text:p>
      <text:p text:style-name="P40"/>
      <text:p text:style-name="P4"><text:span text:style-name="T17">=&gt; Index</text:span><text:span text:style-name="T33">er </text:span><text:span text:style-name="T17">beendet</text:span></text:p>
      <text:p text:style-name="P40"/>
      <text:p text:style-name="P4"><text:span text:style-name="T17">Statistik-Files werden angelegt </text:span><text:span text:style-name="T33">unter </text:span><text:span text:style-name="T27">[</text:span><text:span text:style-name="T28">tempIndexPath]</text:span></text:p>
      <text:p text:style-name="P2"><text:span text:style-name="T17">Teil</text:span><text:span text:style-name="T33">-</text:span><text:span text:style-name="T17">Indexe werden zusammengeführt </text:span><text:span text:style-name="T37">und opt</text:span><text:span text:style-name="T38">i</text:span><text:span text:style-name="T37">miert</text:span></text:p>
      <text:p text:style-name="P38"/>
      <text:p text:style-name="P5"><text:span text:style-name="T34">Der </text:span><text:span text:style-name="T17">SpellCheck</text:span><text:span text:style-name="T34">-</text:span><text:span text:style-name="T17">Index wird </text:span><text:span text:style-name="T34">unter </text:span><text:span text:style-name="T27">[</text:span><text:span text:style-name="T28">tempIndexPath]/</text:span><text:span text:style-name="T29">spellcheck</text:span><text:span text:style-name="T28">_index </text:span><text:span text:style-name="T29">a</text:span><text:span text:style-name="T30">uf Basis der neuen Index</text:span><text:span text:style-name="T31">-</text:span><text:span text:style-name="T30">daten </text:span><text:span text:style-name="T31">erstellt.</text:span></text:p>
      <text:p text:style-name="P38"/>
      <text:p text:style-name="P41">Die Suche wird kurz deaktiviert</text:p>
      <text:p text:style-name="P41">Die bisherigen Index-Daten werden in XXX-old umbenannt</text:p>
      <text:p text:style-name="P6"><text:span text:style-name="T35">Die neuen Index-Daten werden vom </text:span><text:span text:style-name="T27">[</text:span><text:span text:style-name="T28">tempIndexPath] </text:span><text:span text:style-name="T32">in [indexPath] verschoben</text:span></text:p>
      <text:p text:style-name="P2"><text:span text:style-name="T17">=&gt; </text:span><text:span text:style-name="T35">Suche wird wieder aktiviert, n</text:span><text:span text:style-name="T17">euer Index ist aktiv</text:span></text:p>
      <text:p text:style-name="P38"/>
      <text:p text:style-name="P7"><text:soft-page-break/><text:span text:style-name="T36">Die alten Indexer-Daten ( </text:span><text:span text:style-name="T35">XXX-old</text:span><text:span text:style-name="T36">) werden gelöscht.</text:span></text:p>
      <text:p text:style-name="P42"/>
      <text:p text:style-name="P2"><text:span text:style-name="T36">Ist der Parameter [textBufferCleanupEnabled] gesetzt,</text:span><text:span text:style-name="T17"> </text:span><text:span text:style-name="T36">w</text:span><text:span text:style-name="T17">ird ein kleiner Teil </text:span><text:span text:style-name="T18">des TextBuffers gelöscht, damit evtl. </text:span><text:span text:style-name="T36">n</text:span><text:span text:style-name="T18">icht mehr benötigte Daten daraus verschwinden.</text:span></text:p>
      <text:p text:style-name="P2"><text:span text:style-name="T18"/></text:p>
      <text:h text:style-name="Heading_20_2" text:outline-level="2"><text:span text:style-name="T39">Indexer Testlauf</text:span></text:h>
      <text:p text:style-name="P43">Der erste Te<text:span text:style-name="T39">il der Indexierung, die parallele Ausführung der Top-Level-Indexer, ist sehr ressourcenintensiv und evtl. auch fehleranfällig bezüglich Inhalt und Menge der zu indexierenden Daten. Dieser Teil des Indexierungsvorgangs kann jedoch durch verschiedene Parametereinstellungen optimiert werden. Zur besseren Analyse und Optimierung kann manuell <text:s/>ein Indexer Testlauf gestartet werden. Bei einem Testlauf werden zwar alle Daten indexiert, jedoch keine Index-Files geschrieben (Text Buffering findet jedoch statt falls eingeschaltet). </text:span></text:p>
      <text:p text:style-name="P43"/>
      <text:p text:style-name="P43"/>
      <text:h text:style-name="P77" text:outline-level="1">Konfiguration</text:h>
      <text:h text:style-name="P80" text:outline-level="2">Parameter</text:h>
      <text:p text:style-name="P28">Die Detail-Konfiguration der Suche und des Volltext-Index erfolgt über die Spring Konfigurationsdatei <text:span text:style-name="T19">searchContext.xml</text:span>. Die wichtigsten Parameter <text:span text:style-name="T20">können über</text:span> <text:span text:style-name="T19">olat.local.properties</text:span> <text:span text:style-name="T20">(loc.prop) </text:span>gesetzt werde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3">Property</text:p>
            </table:table-cell>
            <table:table-cell table:style-name="Table1.A1" office:value-type="string">
              <text:p text:style-name="P74">loc.prop</text:p>
            </table:table-cell>
            <table:table-cell table:style-name="Table1.C1" office:value-type="string">
              <text:p text:style-name="P30">Beschreibung</text:p>
            </table:table-cell>
          </table:table-row>
        </table:table-header-rows>
        <table:table-row>
          <table:table-cell table:style-name="Table1.A2" office:value-type="string">
            <text:p text:style-name="P32">indexPath</text:p>
          </table:table-cell>
          <table:table-cell table:style-name="Table1.A2" office:value-type="string">
            <text:p text:style-name="P32">index.path</text:p>
          </table:table-cell>
          <table:table-cell table:style-name="Table1.C2" office:value-type="string">
            <text:p text:style-name="P60">Der Suchindex befindet sich unter [indexPath]/search_index</text:p>
          </table:table-cell>
        </table:table-row>
        <table:table-row>
          <table:table-cell table:style-name="Table1.A2" office:value-type="string">
            <text:p text:style-name="P32">tempIndexPath</text:p>
          </table:table-cell>
          <table:table-cell table:style-name="Table1.A2" office:value-type="string">
            <text:p text:style-name="P32">index.path.tmp</text:p>
          </table:table-cell>
          <table:table-cell table:style-name="Table1.C2" office:value-type="string">
            <text:p text:style-name="P60">Der neu erstellte Suchindex wird unter unter [tempIndexPath]/search_index gespeichert.</text:p>
          </table:table-cell>
        </table:table-row>
        <table:table-row>
          <table:table-cell table:style-name="Table1.A2" office:value-type="string">
            <text:p text:style-name="P32">indexPrio</text:p>
          </table:table-cell>
          <table:table-cell table:style-name="Table1.A2" office:value-type="string">
            <text:p text:style-name="P32">index.prio</text:p>
          </table:table-cell>
          <table:table-cell table:style-name="Table1.C2" office:value-type="string">
            <text:p text:style-name="P61">Die Priorität der Indexer Threads (entspricht der Java Thread-Prio: 1 (niedrig) bis 10).</text:p>
          </table:table-cell>
        </table:table-row>
        <table:table-row>
          <table:table-cell table:style-name="Table1.A2" office:value-type="string">
            <text:p text:style-name="P32">indexTimeout</text:p>
          </table:table-cell>
          <table:table-cell table:style-name="Table1.A2" office:value-type="string">
            <text:p text:style-name="P32">index.timeout</text:p>
          </table:table-cell>
          <table:table-cell table:style-name="Table1.C2" office:value-type="string">
            <text:p text:style-name="P62">Benötigt der komplette Indexlauf länger als der definierte Timeout, so wird der Lauf abgebrochen.</text:p>
          </table:table-cell>
        </table:table-row>
        <table:table-row>
          <table:table-cell table:style-name="Table1.A2" office:value-type="string">
            <text:p text:style-name="P33">indexTimeoutFolder</text:p>
          </table:table-cell>
          <table:table-cell table:style-name="Table1.A2" office:value-type="string">
            <text:p text:style-name="P32">index.timeout.folder</text:p>
          </table:table-cell>
          <table:table-cell table:style-name="Table1.C2" office:value-type="string">
            <text:p text:style-name="P63">Diese Zeit definiert den Timeout für einen einzelnen zu indexierenden Ordner auf dem Filesystem. Wird dieser Wert erreicht, so werden keine weiteren Files mehr in diesem Ordner indexiert.</text:p>
          </table:table-cell>
        </table:table-row>
        <table:table-row>
          <table:table-cell table:style-name="Table1.A2" office:value-type="string">
            <text:p text:style-name="P33">indexTimeoutFile</text:p>
          </table:table-cell>
          <table:table-cell table:style-name="Table1.A2" office:value-type="string">
            <text:p text:style-name="P34"><text:span text:style-name="T21">i</text:span>ndex.timeout.f<text:span text:style-name="T21">ile</text:span></text:p>
          </table:table-cell>
          <table:table-cell table:style-name="Table1.C2" office:value-type="string">
            <text:p text:style-name="P64">Dauert die Indexierung eines einzelnen Files länger als dieser Wert, so wird dieses File im Statistik-File "FileTimeoutStatistics.csv" eingetragen.</text:p>
          </table:table-cell>
        </table:table-row>
        <table:table-row>
          <table:table-cell table:style-name="Table1.A2" office:value-type="string">
            <text:p text:style-name="P32">indexer.document.queue.size</text:p>
          </table:table-cell>
          <table:table-cell table:style-name="Table1.A2" office:value-type="string">
            <text:p text:style-name="P17"/>
          </table:table-cell>
          <table:table-cell table:style-name="Table1.C2" office:value-type="string">
            <text:p text:style-name="P65">Die Grösse der Warteschlange, in welche alle Indexer ihre indexierten Dokumente liefern. Diese wird von den konfigurierten IndexerWriter abgearbeitet.</text:p>
          </table:table-cell>
        </table:table-row>
        <text:soft-page-break/>
        <table:table-row>
          <table:table-cell table:style-name="Table1.A2" office:value-type="string">
            <text:p text:style-name="P33">indexer.writer.number</text:p>
          </table:table-cell>
          <table:table-cell table:style-name="Table1.A2" office:value-type="string">
            <text:p text:style-name="P17"/>
          </table:table-cell>
          <table:table-cell table:style-name="Table1.C2" office:value-type="string">
            <text:p text:style-name="P66">Die Anzahl der verwendeten IndexerWriter. Jeder IndexerWriter erstellt einen eigenen Teil-Index. Alle Teil-Indexe werden am Ende zu einem einzigen Index zusammengefügt.</text:p>
          </table:table-cell>
        </table:table-row>
        <table:table-row>
          <table:table-cell table:style-name="Table1.A2" office:value-type="string">
            <text:p text:style-name="P33">indexer.writer.merge.factor</text:p>
          </table:table-cell>
          <table:table-cell table:style-name="Table1.A2" office:value-type="string">
            <text:p text:style-name="P17"/>
          </table:table-cell>
          <table:table-cell table:style-name="Table1.C2" office:value-type="string">
            <text:p text:style-name="P14"><text:span text:style-name="T22">Ein Faktor, welcher den Grad der Index-Optimierung während der Erstellung festlegt. Höhere Werte bedeuten ein schnellere Erstellungszeit und eine geringere Optimierung. Da der Index am Ende zusammengefügt und dann nochmals optimiert wird, sollte dieser Wert eher hoch </text:span><text:span text:style-name="T22">definiert werden.</text:span></text:p>
          </table:table-cell>
        </table:table-row>
        <table:table-row>
          <table:table-cell table:style-name="Table1.A2" office:value-type="string">
            <text:p text:style-name="P32">indexer.writer.rambuffer.mb</text:p>
          </table:table-cell>
          <table:table-cell table:style-name="Table1.A2" office:value-type="string">
            <text:p text:style-name="P17"/>
          </table:table-cell>
          <table:table-cell table:style-name="Table1.C2" office:value-type="string">
            <text:p text:style-name="P67">Die Grösse der maximal im Speicher gehaltenen indexierten Dokumente, bevor ein IndexerWriter die Daten auf das Filesystem schreiben muss. Höhere Werte sollten (soweit genug Speicher zur Verfügung steht und die Garbage Collection bzw. das Speicher-Swaping den Effekt nicht invertieren) eine schnellere Verarbeitung ermöglichen.</text:p>
          </table:table-cell>
        </table:table-row>
        <table:table-row>
          <table:table-cell table:style-name="Table1.A2" office:value-type="string">
            <text:p text:style-name="P33">textBufferEnabled</text:p>
          </table:table-cell>
          <table:table-cell table:style-name="Table1.A2" office:value-type="string">
            <text:p text:style-name="P17"/>
          </table:table-cell>
          <table:table-cell table:style-name="Table1.C2" office:value-type="string">
            <text:p text:style-name="P68">Schaltet die Verwendung des TextBuffers für Binärdateien ein/aus. Der Indexer benötigt ohne TextBuffer ca. 2.5-4x länger.</text:p>
          </table:table-cell>
        </table:table-row>
        <table:table-row>
          <table:table-cell table:style-name="Table1.A2" office:value-type="string">
            <text:p text:style-name="P33">textBufferCleanupEnabled</text:p>
          </table:table-cell>
          <table:table-cell table:style-name="Table1.A2" office:value-type="string">
            <text:p text:style-name="P17"/>
          </table:table-cell>
          <table:table-cell table:style-name="Table1.C2" office:value-type="string">
            <text:p text:style-name="P15"><text:span text:style-name="T23">Ist dieser Parameter gesetzt, wird nach dem Ende des Indexer-Laufes jeweils ein Teil (ca. 1%) des Text-Buffers gelöscht (und beim nächsten Lauf neu erstellt). Da in den Text-Buffer jeweils nur Daten geschrieben werden, bleiben dort auch Text-Daten von Dateien liegen, welche mittlerweile gelöscht wurden oder nicht mehr indexiert werden. Mit dem partiellen </text:span><text:span text:style-name="T24">L</text:span><text:span text:style-name="T23">öschen eines Teils des Text-Buffers, wird diesem Umstand entgegengewirkt.</text:span></text:p>
          </table:table-cell>
        </table:table-row>
        <table:table-row>
          <table:table-cell table:style-name="Table1.A2" office:value-type="string">
            <text:p text:style-name="P32">excelFileEnabled</text:p>
          </table:table-cell>
          <table:table-cell table:style-name="Table1.A2" office:value-type="string">
            <text:p text:style-name="P17"/>
          </table:table-cell>
          <table:table-cell table:style-name="Table1.C2" office:value-type="string">
            <text:p text:style-name="P69">Die Indexierung von Exel-Files (.xls und .xlsx) kann damit ein/ausgeschaltet werden.</text:p>
          </table:table-cell>
        </table:table-row>
        <table:table-row>
          <table:table-cell table:style-name="Table1.A2" office:value-type="string">
            <text:p text:style-name="P33">pptFileEnabled</text:p>
          </table:table-cell>
          <table:table-cell table:style-name="Table1.A2" office:value-type="string">
            <text:p text:style-name="P17"/>
          </table:table-cell>
          <table:table-cell table:style-name="Table1.C2" office:value-type="string">
            <text:p text:style-name="P16"><text:span text:style-name="T25">Die Indexierung von </text:span><text:span text:style-name="T26">Powerpoint</text:span><text:span text:style-name="T25">-Files (.</text:span><text:span text:style-name="T26">ppt</text:span><text:span text:style-name="T25"> und .</text:span><text:span text:style-name="T26">pptx</text:span><text:span text:style-name="T25">) kann damit ein/ausgeschaltet werden.</text:span></text:p>
          </table:table-cell>
        </table:table-row>
        <table:table-row>
          <table:table-cell table:style-name="Table1.A2" office:value-type="string">
            <text:p text:style-name="P32">maxFileSize</text:p>
          </table:table-cell>
          <table:table-cell table:style-name="Table1.A2" office:value-type="string">
            <text:p text:style-name="P17"/>
          </table:table-cell>
          <table:table-cell table:style-name="Table1.C2" office:value-type="string">
            <text:p text:style-name="P70">Die maximale Grösse (in Bytes) eines Files, das indexiert werden soll. Grössere Files werden nicht indexiert. Die Überprüfung der Filegrösse wird nur für Dateien eines Typs, welcher unter "FileSizeSuffixes" definiert ist, vorgenommen.</text:p>
          </table:table-cell>
        </table:table-row>
      </table:table>
      <text:p text:style-name="P28"/>
      <text:h text:style-name="P81" text:outline-level="2"><text:soft-page-break/>File Blacklist</text:h>
      <text:p text:style-name="P29"><text:span text:style-name="T3">Hier kann eine Liste </text:span><text:span text:style-name="T5">von</text:span><text:span text:style-name="T3"> Filenamen eingetragen werden, welch</text:span><text:span text:style-name="T4">e</text:span><text:span text:style-name="T3"> NICHT indexiert werden sollen.</text:span></text:p>
      <text:h text:style-name="P81" text:outline-level="2">Repository Blacklist</text:h>
      <text:p text:style-name="P51">Hier kann eine Liste von Repository-Einträgen (ResoursableID) eingetragen werden, welche NICHT indexiert werden sollen.</text:p>
      <text:h text:style-name="P82" text:outline-level="2">FileSizeSuffixes</text:h>
      <text:p text:style-name="P52">Hier kann eine Liste mit File-Suffixes eingetragen werden, für welche die maximale Grössenprüfung (s. "maxFileSize") vorgenommen werden soll.</text:p>
      <text:h text:style-name="P83" text:outline-level="2">Indexer Hierarchie</text:h>
      <text:p text:style-name="P53">In der Spring Bean "mainIndexer" kann die Hierarchie der aktiven Indexer konfiguriert werden. Indexer auf sämtlichen Ebenen (TopLevel-Indexer oder SubLevel-Indexer) können z.B. auskommentiert werden, was dazu führt, dass die entsprechenden Daten nach dem nächsten Index-Lauf im neuen Index nicht vorhanden sind.</text:p>
      <text:p text:style-name="P53">Für die Indexer welche als "MultiThreaded" Indexer implementiert worden sind (im Moment "RepositoryIndexer", "GroupIndexer" und "IdentityIndexer") kann zusätzlich noch die Anzahl der Threads und deren Priorität gesetzt werden. </text:p>
      <text:p text:style-name="P28"/>
      <text:h text:style-name="P76" text:outline-level="1">Technische Umsetzung</text:h>
      <text:p text:style-name="P35"/>
      <text:p text:style-name="P55"><text:span text:style-name="T6">Details </text:span><text:span text:style-name="T40">zur technischen Umsetzung des Indexers sind direkt beim Quellcode in den Packages </text:span><text:span text:style-name="T41">org.olat.lms.search.xxx</text:span><text:span text:style-name="T40">.</text:span></text:p>
      <text:p text:style-name="P1"/>
      <text:h text:style-name="P75" text:outline-level="1"><text:span text:style-name="T16">Probleme / </text:span>Verbesserungen</text:h>
      <text:p text:style-name="P50"><text:span text:style-name="T42">Bei der Implementierung des Indexers wurden sehr viele Komponenten "selbst gestrickt" für die es (mittlerweile) evtl. passende Open Source Standardlösungen gibt.</text:span></text:p>
      <text:p text:style-name="P50"><text:span text:style-name="T42">Für die Indexierung der verschiedenen Filetypen kommt Apache Tika in Frage (</text:span><text:a xlink:type="simple" xlink:href="http://tika.apache.org/"><text:span text:style-name="T42">http://tika.apache.org</text:span></text:a><text:span text:style-name="T42">).</text:span></text:p>
      <text:p text:style-name="P50"><text:span text:style-name="T42">Der Apache </text:span>Solr <text:span text:style-name="T42">Server (</text:span><text:a xlink:type="simple" xlink:href="http://lucene.apache.org/solr"><text:span text:style-name="T42">http://lucene.apache.org/solr</text:span></text:a><text:span text:style-name="T42">) bietet sehr viel Funktionalität als Erweiterung von Lucene an, welche eine bequeme und übersichtliche Indexierungs- und Suchfunktionalität ermöglicht. Ein sehr interessantes Feature ist die Möglichkeit einer verteilten Indexerstellung auf mehreren Rechnern, was die Dauer dieses Vorgangs natürlich enorm verkürzen kann. </text:span></text:p>
      <text:p text:style-name="P50"><text:span text:style-name="T42">Im Moment wird der Volltext-Index bei jeden </text:span><text:span text:style-name="T43">Indexlauf komplett neu generiert, auch wenn der Grossteil der Daten sich wahrscheinlich nicht geänder hat. Ein inkrementeller Update </text:span><text:soft-page-break/><text:span text:style-name="T43">des Indexes bei einer Veränderung der Daten wäre wünschenswert. Dies wurde bereits</text:span><text:span text:style-name="T44"> vor längerer Zeit als JIRA-Eintrag erfasst </text:span><text:span text:style-name="T8">(</text:span><text:bookmark text:name="key-val1"/><text:a xlink:type="simple" xlink:href="http://bugs.olat.org/jira/browse/OLAT-3367"><text:span text:style-name="T8">OLAT-3367</text:span></text:a><text:span text:style-name="T8">), </text:span><text:span text:style-name="T44">jedoch nie umgesetzt. Voraussetzung für ein solches Konzept ist ein vollständiges Eventsystem, um alle Änderungen der den Daten an den Indexer zu melden.</text:span></text:p>
      <text:p text:style-name="P49"><text:span text:style-name="T44">Ein ständiger Update des Indexes und eine komplette Neuerstellung nur nach einer längeren Zeit (z.B. alle 2 Wochen) wäre ein wünschenswertes Setup für den Indexer-Betrieb.</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Abyssinica SIL" svg:font-family="'Abyssinica SI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hoch"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5H18M5S</meta:editing-duration>
    <meta:editing-cycles>176</meta:editing-cycles>
    <meta:generator>LibreOffice/3.6$Linux_X86_64 LibreOffice_project/360m1$Build-2</meta:generator>
    <dc:date>2013-08-13T12:05:07</dc:date>
    <dc:creator>Oliver Bühler</dc:creator>
    <meta:document-statistic meta:table-count="3" meta:image-count="0" meta:object-count="0" meta:page-count="9" meta:paragraph-count="211" meta:word-count="1708" meta:character-count="13465" meta:non-whitespace-character-count="11947"/>
    <meta:user-defined meta:name="Info 1"/>
    <meta:user-defined meta:name="Info 2"/>
    <meta:user-defined meta:name="Info 3"/>
    <meta:user-defined meta:name="Info 4"/>
  </office:meta>
</office:document-meta>
</file>